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aaf" officeooo:paragraph-rsid="0009faaf"/>
    </style:style>
    <style:style style:name="P2" style:family="paragraph" style:parent-style-name="Standard">
      <style:text-properties officeooo:rsid="000b511f" officeooo:paragraph-rsid="000b511f"/>
    </style:style>
    <style:style style:name="P3" style:family="paragraph" style:parent-style-name="Standard">
      <style:text-properties officeooo:paragraph-rsid="0009faaf"/>
    </style:style>
    <style:style style:name="P4" style:family="paragraph" style:parent-style-name="Standard">
      <style:text-properties officeooo:rsid="000c884a" officeooo:paragraph-rsid="000c884a"/>
    </style:style>
    <style:style style:name="P5" style:family="paragraph" style:parent-style-name="Standard">
      <style:text-properties officeooo:rsid="00128a42" officeooo:paragraph-rsid="00128a42"/>
    </style:style>
    <style:style style:name="P6" style:family="paragraph" style:parent-style-name="Standard">
      <style:text-properties officeooo:rsid="00135e58" officeooo:paragraph-rsid="00135e58"/>
    </style:style>
    <style:style style:name="P7" style:family="paragraph" style:parent-style-name="Standard">
      <style:text-properties officeooo:rsid="0017444e" officeooo:paragraph-rsid="0017444e"/>
    </style:style>
    <style:style style:name="P8" style:family="paragraph" style:parent-style-name="Standard">
      <style:text-properties officeooo:rsid="00181858" officeooo:paragraph-rsid="00181858"/>
    </style:style>
    <style:style style:name="P9" style:family="paragraph" style:parent-style-name="Standard">
      <style:text-properties officeooo:rsid="001912ad" officeooo:paragraph-rsid="001912ad"/>
    </style:style>
    <style:style style:name="P10" style:family="paragraph" style:parent-style-name="Standard">
      <style:text-properties officeooo:rsid="00192980" officeooo:paragraph-rsid="00192980"/>
    </style:style>
    <style:style style:name="P11" style:family="paragraph" style:parent-style-name="Standard">
      <style:text-properties officeooo:rsid="001ad974" officeooo:paragraph-rsid="001ad974"/>
    </style:style>
    <style:style style:name="T1" style:family="text">
      <style:text-properties fo:font-variant="normal" fo:text-transform="none" fo:color="#444950" style:font-name="Helvetica" fo:font-size="9pt" fo:letter-spacing="normal" fo:font-style="normal" fo:font-weight="normal"/>
    </style:style>
    <style:style style:name="T2" style:family="text">
      <style:text-properties officeooo:rsid="0009faaf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MAIN GATE TO ADMIN:<text:tab/></text:span><text:span text:style-name="T1">_~e_D_zc|MTzAEBCBCBADAF?F@D@BBDBBB@B@B@dA|GHDHGH^</text:span></text:p>
      <text:p text:style-name="P1"/>
      <text:p text:style-name="P2">ADMIN TO LRC:<text:tab/><text:tab/>_ze_Dkkc|MfAhH</text:p>
      <text:p text:style-name="P2"/>
      <text:p text:style-name="P2">ADMIN TO NEW AUDI:<text:tab/><text:bookmark-start text:name="__DdeLink__63_379803863"/>_ze_Dkkc|Mb@xCfAWDAD@D@B?~@Y<text:bookmark-end text:name="__DdeLink__63_379803863"/></text:p>
      <text:p text:style-name="P2"/>
      <text:p text:style-name="P2">ADMIN TO B-BLOCK:<text:tab/>y}e_Dcdc|MRg@b@RPCXAd@WP_@c@wC</text:p>
      <text:p text:style-name="P2"/>
      <text:p text:style-name="P4">OAT TO ADMIN:<text:tab/><text:tab/>_ze_Dkkc|MmAwHAEBA@A@A@A@C@C@C?AlCs@B?B?B?@?H@RDDB|EtCB@B?BABA@AvH~DBH?@?DwAlHFBB@XPBBBBFFDDDFFLDT@N@L</text:p>
      <text:p text:style-name="P4"/>
      <text:p text:style-name="P7">lrc cc: <text:s text:c="16"/><text:a xlink:type="simple" xlink:href="mailto:wwe_Dabc%7CMy@HB" text:style-name="Internet_20_link" text:visited-style-name="Visited_20_Internet_20_Link">wwe_Dabc|My@HB</text:a>`@]H</text:p>
      <text:p text:style-name="P7">lrc b: <text:s text:c="5"/>wwe_Dabc|Me@mCMRWRQHg@De@YUj@</text:p>
      <text:p text:style-name="P8">na b: <text:s/>y}e_Dcdc|MRg@b@RPCXAd@WP_@~Ck@</text:p>
      <text:p text:style-name="P9">cc <text:span text:style-name="T3">b: <text:s/>y}e_Dcdc|MRg@b@RVEHJGl@Fl@Rf@</text:span></text:p>
      <text:p text:style-name="P4"/>
      <text:p text:style-name="P5">b a: <text:a xlink:type="simple" xlink:href="mailto:y%7De_Dcdc%7CM_@SEO" text:style-name="Internet_20_link" text:visited-style-name="Visited_20_Internet_20_Link">y}e_Dcdc|M_@SEO</text:a></text:p>
      <text:p text:style-name="P5">b h: <text:a xlink:type="simple" xlink:href="mailto:y%7De_Dcdc%7CM_@SEOoAV" text:style-name="Internet_20_link" text:visited-style-name="Visited_20_Internet_20_Link">y}e_Dcdc|M_@SEOoAV</text:a></text:p>
      <text:p text:style-name="P5">b g : <text:a xlink:type="simple" xlink:href="mailto:y%7De_Dcdc%7CM_@SEO" text:style-name="Internet_20_link" text:visited-style-name="Visited_20_Internet_20_Link">y}e_Dcdc|M_@SEO</text:a>{Cn@</text:p>
      <text:p text:style-name="P5">b f : y}e_Dcdc|M_@SEOoDt@@NK\<text:tab/>y}e_Dcdc|MS\@PqDt@CQYQ</text:p>
      <text:p text:style-name="P5">b e : y}e_Dcdc|MS\@P}Cl@</text:p>
      <text:p text:style-name="P6">b d : y}e_Dcdc|MS\@PsAX</text:p>
      <text:p text:style-name="P6">b c : y}e_Dcdc|MS\@P</text:p>
      <text:p text:style-name="P6">d h : aaf_Dyac|MSqA</text:p>
      <text:p text:style-name="P10">a h : uaf_Dmdc|MtAY</text:p>
      <text:p text:style-name="P10">g h : uaf_Dmdc|MgAT</text:p>
      <text:p text:style-name="P10">f g : {cf_Dwcc|MSD@NK\</text:p>
      <text:p text:style-name="P11">e f : ecf_Deac|MWFCQYQ</text:p>
      <text:p text:style-name="P11">d e : ecf_Deac|MbAS</text:p>
      <text:p text:style-name="P11">c d : i~e_Dubc|MwAZ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35:05.925529389</meta:creation-date>
    <dc:date>2018-12-12T16:52:30.242807371</dc:date>
    <meta:editing-duration>PT47M50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89" meta:character-count="792" meta:non-whitespace-character-count="701"/>
  </office:meta>
</office:document-meta>
</file>